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369a3" draw:opacity="100%" draw:opacity-name="Transparency_20_38" draw:textarea-horizontal-align="justify" draw:textarea-vertical-align="middle" draw:auto-grow-height="false" fo:min-height="2.157cm" fo:min-width="27.525cm" loext:decorative="false">
        <loext:fill-complex-color loext:theme-type="accent2" loext:color-type="theme">
          <loext:transformation loext:type="lumoff" loext:value="0"/>
        </loext:fill-complex-color>
      </style:graphic-properties>
    </style:style>
    <style:style style:name="gr2" style:family="graphic" style:parent-style-name="standard">
      <style:graphic-properties draw:stroke="none" draw:fill="none" draw:fill-color="#ffffff" draw:auto-grow-height="true" draw:auto-grow-width="false" fo:min-height="0.93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0369a3" draw:opacity="100%" draw:opacity-name="Transparency_20_38"/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8.025cm" svg:height="2.40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.999cm" svg:height="1.673cm" svg:x="1.911cm" svg:y="0.437cm">
          <draw:text-box>
            <text:p text:style-name="P2"><text:span text:style-name="T1">Slide Text</text:span>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2">
              <text:list-item>
                <text:p>AAAAAAAAAAAAA</text:p>
              </text:list-item>
              <text:list-item>
                <text:p>BBBBBBBBBBBBBBBBBBB</text:p>
              </text:list-item>
              <text:list-item>
                <text:p>CCCCCCCCCCCCCCCCCCCCC</text:p>
              </text:list-item>
              <text:list-item>
                <text:p>DDDDDDDDDDDDD</text:p>
              </text:list-item>
              <text:list-item>
                <text:p>EEEEEEEEEEEEEEEEEE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1" draw:display-name="Transparency 31" draw:style="linear" draw:start="100%" draw:end="0%" draw:angle="45deg" draw:border="5%">
      <loext:opacity-stop svg:offset="0" svg:stop-opacity="1"/>
      <loext:opacity-stop svg:offset="1" svg:stop-opacity="0"/>
    </draw:opacity>
    <draw:opacity draw:name="Transparency_20_32" draw:display-name="Transparency 32" draw:style="linear" draw:start="100%" draw:end="0%" draw:angle="45deg" draw:border="10%">
      <loext:opacity-stop svg:offset="0" svg:stop-opacity="1"/>
      <loext:opacity-stop svg:offset="1" svg:stop-opacity="0"/>
    </draw:opacity>
    <draw:opacity draw:name="Transparency_20_33" draw:display-name="Transparency 33" draw:style="linear" draw:start="100%" draw:end="0%" draw:angle="45deg" draw:border="15%">
      <loext:opacity-stop svg:offset="0" svg:stop-opacity="1"/>
      <loext:opacity-stop svg:offset="1" svg:stop-opacity="0"/>
    </draw:opacity>
    <draw:opacity draw:name="Transparency_20_34" draw:display-name="Transparency 34" draw:style="linear" draw:start="100%" draw:end="0%" draw:angle="45deg" draw:border="20%">
      <loext:opacity-stop svg:offset="0" svg:stop-opacity="1"/>
      <loext:opacity-stop svg:offset="1" svg:stop-opacity="0"/>
    </draw:opacity>
    <draw:opacity draw:name="Transparency_20_35" draw:display-name="Transparency 35" draw:style="linear" draw:start="100%" draw:end="0%" draw:angle="45deg" draw:border="25%">
      <loext:opacity-stop svg:offset="0" svg:stop-opacity="1"/>
      <loext:opacity-stop svg:offset="1" svg:stop-opacity="0"/>
    </draw:opacity>
    <draw:opacity draw:name="Transparency_20_36" draw:display-name="Transparency 36" draw:style="linear" draw:start="100%" draw:end="0%" draw:angle="45deg" draw:border="30%">
      <loext:opacity-stop svg:offset="0" svg:stop-opacity="1"/>
      <loext:opacity-stop svg:offset="1" svg:stop-opacity="0"/>
    </draw:opacity>
    <draw:opacity draw:name="Transparency_20_37" draw:display-name="Transparency 37" draw:style="linear" draw:start="100%" draw:end="0%" draw:angle="45deg" draw:border="35%">
      <loext:opacity-stop svg:offset="0" svg:stop-opacity="1"/>
      <loext:opacity-stop svg:offset="1" svg:stop-opacity="0"/>
    </draw:opacity>
    <draw:opacity draw:name="Transparency_20_38" draw:display-name="Transparency 38" draw:style="linear" draw:start="100%" draw:end="0%" draw:angle="45deg" draw:border="40%">
      <loext:opacity-stop svg:offset="0" svg:stop-opacity="1"/>
      <loext:opacity-stop svg:offset="1" svg:stop-opacity="0"/>
    </draw:opacity>
    <draw:opacity draw:name="Transparency_20_39" draw:display-name="Transparency 39" draw:style="linear" draw:start="100%" draw:end="0%" draw:angle="45deg" draw:border="45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color="#34b3fb" draw:fill-color="#ffd546" draw:textarea-vertical-align="middle" draw:auto-grow-height="false" fo:min-height="15.75cm" fo:min-width="6.214cm" loext:decorative="false">
        <loext:stroke-complex-color loext:theme-type="accent2" loext:color-type="theme">
          <loext:transformation loext:type="lummod" loext:value="6000"/>
          <loext:transformation loext:type="lumoff" loext:value="4000"/>
        </loext:stroke-complex-color>
        <loext:fill-complex-color loext:theme-type="accent5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ffd54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1" draw:text-style-name="MP6" draw:layer="backgroundobjects" svg:width="6.214cm" svg:height="15.75cm" svg:x="21.786cm" svg:y="0cm">
        <text:p text:style-name="MP5">Master Slide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0:20:56.242231907</meta:creation-date>
    <meta:editing-duration>P0D</meta:editing-duration>
    <meta:editing-cycles>1</meta:editing-cycles>
    <meta:generator>LibreOffice/24.2.5.2$Linux_X86_64 LibreOffice_project/420$Build-2</meta:generator>
    <meta:document-statistic meta:object-count="24"/>
  </office:meta>
</office:document-meta>
</file>